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  <style:text-properties style:font-name="Calibri" fo:font-size="11pt" officeooo:rsid="0006e503" officeooo:paragraph-rsid="0006e503" style:font-size-asian="11pt" style:font-size-complex="11pt"/>
    </style:style>
    <style:style style:name="P2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6e503" officeooo:paragraph-rsid="0006e503" style:font-size-asian="11pt" style:font-size-complex="11pt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style:font-name="Calibri" fo:font-size="11pt" officeooo:rsid="000155ca" officeooo:paragraph-rsid="000155ca" style:font-size-asian="11pt" style:font-size-complex="11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" officeooo:rsid="000155ca" officeooo:paragraph-rsid="000bfe49"/>
    </style:style>
    <style:style style:name="T1" style:family="text">
      <style:text-properties fo:color="#0000ff" style:text-outline="false" style:text-line-through-style="none" fo:font-style="normal" fo:text-shadow="none" style:text-underline-style="none" fo:font-weight="normal" officeooo:rsid="000334a6" style:letter-kerning="true" style:font-name-asian="Tahoma" style:font-style-asian="normal" style:font-weight-asian="normal" style:font-name-complex="Arial1" style:text-emphasize="none"/>
    </style:style>
    <style:style style:name="T2" style:family="text">
      <style:text-properties fo:color="#0000ff" style:text-outline="false" style:text-line-through-style="none" fo:font-style="normal" fo:text-shadow="none" style:text-underline-style="none" fo:font-weight="normal" officeooo:rsid="00072cb6" style:letter-kerning="true" style:font-name-asian="Tahoma" style:font-style-asian="normal" style:font-weight-asian="normal" style:font-name-complex="Arial1" style:text-emphasize="none"/>
    </style:style>
    <style:style style:name="T3" style:family="text">
      <style:text-properties fo:color="#999999" officeooo:rsid="0005f17c"/>
    </style:style>
    <style:style style:name="T4" style:family="text">
      <style:text-properties officeooo:rsid="0006e503"/>
    </style:style>
    <style:style style:name="T5" style:family="text">
      <style:text-properties style:use-window-font-color="true"/>
    </style:style>
    <style:style style:name="T6" style:family="text">
      <style:text-properties officeooo:rsid="000bfe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6">M2-2-Sample solution to Assignment 1</text:span>.vbs</text:p>
      <text:p text:style-name="P3"/>
      <text:p text:style-name="P2"><text:span text:style-name="T1">Dim</text:span> num1, num2</text:p>
      <text:p text:style-name="P2"/>
      <text:p text:style-name="P2">num1 = <text:span text:style-name="T1">C</text:span><text:span text:style-name="T2">Dbl</text:span>(InputBox(<text:span text:style-name="T3">"Please enter the first number:"</text:span>))</text:p>
      <text:p text:style-name="P2">num2 = <text:span text:style-name="T1">C</text:span><text:span text:style-name="T2">Dbl</text:span>(InputBox(<text:span text:style-name="T3">"Please enter the second number:"</text:span>))</text:p>
      <text:p text:style-name="P2"/>
      <text:p text:style-name="P2">MsgBox num1 &amp; <text:span text:style-name="T3">" + "</text:span> &amp; num2 &amp; <text:span text:style-name="T3">" = "</text:span> &amp; num1 + num2</text:p>
      <text:p text:style-name="P2">MsgBox num1 &amp; <text:span text:style-name="T3">" - "</text:span> &amp; num2 &amp; <text:span text:style-name="T3">" = "</text:span> &amp; num1 - num2</text:p>
      <text:p text:style-name="P2">MsgBox num1 &amp; <text:span text:style-name="T3">" * "</text:span> &amp; num2 &amp; <text:span text:style-name="T3">" = "</text:span> &amp; num1 * num2</text:p>
      <text:p text:style-name="P1"><text:span text:style-name="T5">MsgBox num1 &amp; </text:span><text:span text:style-name="T3">" / "</text:span><text:span text:style-name="T5"> &amp; num2 &amp; </text:span><text:span text:style-name="T3">" = "</text:span><text:span text:style-name="T5"> &amp; num1 / num2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Mangal" svg:font-family="Mang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Objekt_20_mit_20_Pfeilspitze" style:display-name="Objekt mit Pfeilspitz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style:text-outline="false" style:text-line-through-styl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orphans="2" fo:widows="2" fo:text-indent="0cm" style:auto-text-indent="false" style:writing-mode="lr-tb"/>
      <style:text-properties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1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style:font-name="Mangal" fo:font-family="Mangal" style:font-family-generic="roman" fo:font-size="18pt" style:letter-kerning="true" style:font-size-asian="18pt"/>
    </style:style>
    <style:style style:name="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orphans="2" fo:widows="2" fo:text-indent="0cm" style:auto-text-indent="false" style:writing-mode="lr-tb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cm" fo:margin-bottom="0.499cm" style:contextual-spacing="false" fo:orphans="2" fo:widows="2" style:writing-mode="lr-tb"/>
      <style:text-properties style:text-outline="false" style:text-line-through-styl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cm" fo:margin-bottom="0.4cm" style:contextual-spacing="false"/>
      <style:text-properties style:text-outline="false" style:text-line-through-styl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cm" fo:margin-bottom="0.3cm" style:contextual-spacing="false"/>
      <style:text-properties style:text-outline="false" style:text-line-through-styl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cm" fo:margin-bottom="0.199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cm" fo:margin-bottom="0.101cm" style:contextual-spacing="false"/>
      <style:text-properties style:text-outline="false" style:text-line-through-styl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22:14:41.774000000</meta:creation-date>
    <dc:date>2015-08-04T17:42:54.070000000</dc:date>
    <meta:editing-duration>PT2M5S</meta:editing-duration>
    <meta:editing-cycles>10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8" meta:word-count="86" meta:character-count="357" meta:non-whitespace-character-count="279"/>
  </office:meta>
</office:document-meta>
</file>